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T1"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Noah</text:p>
      <text:p text:style-name="Standard"/>
      <text:p text:style-name="Standard">Dr. Langford </text:p>
      <text:p text:style-name="Standard"/>
      <text:p text:style-name="Standard">HIS 6939</text:p>
      <text:p text:style-name="Standard"/>
      <text:p text:style-name="Standard">03/29/17</text:p>
      <text:p text:style-name="Standard"/>
      <text:p text:style-name="Standard"/>
      <text:p text:style-name="Standard"/>
      <text:p text:style-name="P1">Reading Notes – Week 10</text:p>
      <text:p text:style-name="P1">- Roolf (1997) -</text:p>
      <text:p text:style-name="P1"/>
      <text:p text:style-name="P1"/>
      <text:p text:style-name="P2">Roolf, Becka. "Healing Objects in Welsh Folk Medicine." <text:span text:style-name="T1">Proceedings of the Harvard Celtic Colloquium</text:span> 16, no. 17 (1997): 106-15. Accessed March 5, 2017. http://www.jstor.org/stable/20557317.</text:p>
      <text:p text:style-name="P1"/>
      <text:p text:style-name="P2">Thesis:</text:p>
      <text:p text:style-name="P2"><text:tab/>When investigating healing tactics in the ancient stand point there are certain instances in which the practitioners used physical objects in which to administer their healing. <text:s/>Welsh folk medicine included the use of many different objects in order to cure a particular number of ailments. <text:s/>These objects include stones, pieces of cloth, holy water and even pieces of precious metal like gold. <text:s/>Roolf investigates the effectiveness of these methods combating the assumption that is made of they are nothing more than a product of superstition. <text:s/>Roolf looks to bring to light the actual healing power of these objects in terms of their physical properties and how the role of healing effected the folk culture of the Welsh as a whole. <text:s/></text:p>
      <text:p text:style-name="P2"/>
      <text:p text:style-name="P2">Evidence:</text:p>
      <text:p text:style-name="P2"><text:tab/>Roolf begins the article with naming a list of items that a person could keep on them and this would ward off feelings of fatigue and any surrounding witchcraft, these items are things from the earth such as a bit of grass in the bill of one's hat (106). <text:s/>These items were also meant to ward off any natural diseases that would be around in the world, in the Welsh tradition having powered vervain root would protect the holder from all diseases they would come across (107). <text:s/>With these different style of healing <text:s/>talisman, Roolf looks to encompass all kinds of objects that ward off any supposed evil that would make people unwell. <text:s/></text:p>
      <text:p text:style-name="P2"><text:tab/>Roolf continues by describing a break in the explanation of folk medicine by listing them as two supposed types: Natural and Magico-Religious. <text:s/>Roolf references Don Yoder, A folklorist who creates the difference of these categories by means of the words rational and irrational (107). <text:s/>Roolf challenges this idea with the thoughts of combining the two ideas. <text:s/>She gives an example of an herbal remedy like a tea that holds healing qualities beyond what science at the time could comprehend (108). <text:s/>Roolf lists multiple incidents in which the patient seemed to be cured by magical means, yet modern science can provide many reasons towards these strange stories. <text:s/>Roolf then turns her attention to the curing of diseases which at the time they were attributed to both witchcraft and the evil eye (109). <text:s/></text:p>
      <text:p text:style-name="P2"><text:tab/>Roolf spends time in the next section discussing the evil eye and it's tradition within Welsh, Scottish and Irish cultures. <text:s/>She explains that while not tied to disease the evil eye was attributed with causing natural problems such as a slower milk season (109). <text:s/>To ward off this Roolf mentions the use of beads and thread, with colors breaching on the reddish side (110). <text:s/>She also mentions other items like ivy that were known to ward off the evil eye. <text:s/>Roolf continues by moving on with the discussion of diseases and how the Welsh culture looked to deal with these issues. <text:s/>She describes the idea of <text:soft-page-break/>transference, transferring the disease into an object and out of the human body (110).</text:p>
      <text:p text:style-name="P2"><text:tab/>Roolf moves on to her next point in which they describe cases of healing through both conventional and unconventional means. <text:s/>The first instance is one of healing based on faith, the example she chooses is that of a snake stone which was used to cure snake bites (111). <text:s/>In this case while not all Snake bites are lethal, this would give the appearance that the stone had healing properties. <text:s/>Roolf also mentions herbs used to ward off witchcraft also had properties that if made into a tea they could lower cold symptoms (111). <text:s/></text:p>
      <text:p text:style-name="P2"><text:tab/>Roolf then mentions that these herbs used to ward of witches had other and more traditional uses in the Welsh folk medicine. <text:s/>She sites the use of the elder tree and it's leaves and berries towards healing properties in a more traditional nature (112). <text:s/>While this tree also gave the people many cures for their ailments these trees could also be a source of bad luck, as there was a fear of burning the wood due to the attraction it would give witches (113). <text:s/></text:p>
      <text:p text:style-name="P2"><text:tab/>Roolf closes the article by mentioning that the purpose of this folk medicine is to take the patient to that realm right on the edges of human existence (113). <text:s/>She continues to mention that these methods promote the power of liminality, allowing a healing process to to go into an alternate reality (114). <text:s/>In this case it is all a matter of luck and chance that allows one to become healthy and ward off disease. <text:s/></text:p>
      <text:p text:style-name="P2"/>
      <text:p text:style-name="P2">Conclusion / Reaction:</text:p>
      <text:p text:style-name="P2"><text:tab/>Roolf concludes the article by bringing in the fact that the healing culture even though integrated into society, the objects themselves cannot be removed from their spiritual ties. <text:s/>She mentions that the objects have a connection to magic and rely on these methods in some cases in order to perform the necessary healing action. <text:s/>With this being the case, Roolf attributed magical healing power in some cases as an added lore to some the objects almost requiring the attachments of these magical and natural healing powers. <text:s/>Roolf closes the article by saying that in no instance can these objects be separated from these properties from the context within each respective culture. <text:s/>EN: Roolf's article goes into some detail about the properties of these healing objects and even specs time discussing the evil eye. <text:s/>With this addition to the research the article seems to fit well with the greater topic. <text:s/>The article investigates a different aspect of the evil eye and that was interesting from the beginning. <text:s/>The discussions of the healing methods seems to mirror the taboo nature that seems to surround the idea of witches and witchcraft as these talisman are meant to them off. <text:s/>With this work, Roolf provides a new look into the world of Alpotropaic items in a different culture then one would expec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17:47:34</meta:creation-date>
    <dc:date>2017-03-28T22:56:58</dc:date>
    <meta:editing-duration>P1DT5H7M31S</meta:editing-duration>
    <meta:editing-cycles>4</meta:editing-cycles>
    <meta:generator>OpenOffice.org/3.4.1$Unix OpenOffice.org_project/341m1$Build-9593</meta:generator>
    <meta:document-statistic meta:table-count="0" meta:image-count="0" meta:object-count="0" meta:page-count="2" meta:paragraph-count="18" meta:word-count="999" meta:character-count="5896"/>
  </office:meta>
</office:document-meta>
</file>